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1.43cm" style:rel-column-width="44066*"/>
    </style:style>
    <style:style style:name="Tabelle1.B" style:family="table-column">
      <style:table-column-properties style:column-width="5.569cm" style:rel-column-width="2146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.041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.041cm" fo:text-indent="0cm" style:auto-text-indent="false"/>
      <style:text-properties fo:color="#000000" style:font-name="Arial" fo:font-size="11pt" fo:letter-spacing="0.025cm" fo:font-weight="normal" style:font-size-asian="11pt" style:font-weight-asian="normal" style:font-name-complex="Ari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.041cm" fo:text-indent="0cm" style:auto-text-indent="false"/>
      <style:text-properties style:font-name="Arial" fo:font-size="11pt" fo:letter-spacing="0.025cm" style:font-size-asian="11pt" style:font-name-complex="Arial" style:font-size-complex="11pt" style:font-style-complex="italic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Standard" style:list-style-name="List_20_3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Text_20_body" style:list-style-name="List_20_3"/>
    <style:style style:name="P13" style:family="paragraph" style:parent-style-name="Text_20_body" style:list-style-name="L1"/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1.ERD|outline" text:style-name="Internet_20_link" text:visited-style-name="Internet_20_link">1. </text:a>ERD<text:tab/>1</text:p>
          <text:p text:style-name="P7"><text:a xlink:type="simple" xlink:href="#1.1.Aufgabe: Kardinalitäten|outline" text:style-name="Internet_20_link" text:visited-style-name="Internet_20_link">1.1. </text:a>Aufgabe: Kardinalitäten<text:tab/>1</text:p>
          <text:p text:style-name="P7"><text:a xlink:type="simple" xlink:href="#1.2.Aufgabe: IS_SCHULE|outline" text:style-name="Internet_20_link" text:visited-style-name="Internet_20_link">1.2. </text:a>Aufgabe: IS_SCHULE<text:tab/>1</text:p>
          <text:p text:style-name="P6"><text:a xlink:type="simple" xlink:href="#1.2.1.Aufgabe: ER-Diagramm: is_schule|outline" text:style-name="Internet_20_link" text:visited-style-name="Internet_20_link">1.2.1. </text:a>Aufgabe: ER-Diagramm: is_schule<text:tab/>2</text:p>
          <text:p text:style-name="P6"><text:a xlink:type="simple" xlink:href="#1.2.2.Aufgabe RM: is_schule|outline" text:style-name="Internet_20_link" text:visited-style-name="Internet_20_link">1.2.2. </text:a>Aufgabe RM: is_schule<text:tab/>2</text:p>
          <text:p text:style-name="P6"><text:a xlink:type="simple" xlink:href="#1.2.3.Aufgabe Testdaten: is_schule|outline" text:style-name="Internet_20_link" text:visited-style-name="Internet_20_link">1.2.3. </text:a>Aufgabe Testdaten: is_schule<text:tab/>2</text:p>
          <text:p text:style-name="P7"><text:a xlink:type="simple" xlink:href="#1.3.Aufgabe: IS_UNI / reverse engineering|outline" text:style-name="Internet_20_link" text:visited-style-name="Internet_20_link">1.3. </text:a>Aufgabe: IS_UNI / reverse engineering<text:tab/>3</text:p>
          <text:p text:style-name="P7"><text:a xlink:type="simple" xlink:href="#1.4.Aufgabe: IS_DA / Diplomarbeiten der HTL|outline" text:style-name="Internet_20_link" text:visited-style-name="Internet_20_link">1.4. </text:a>Aufgabe: IS_DA / Diplomarbeiten der HTL<text:tab/>3</text:p>
          <text:p text:style-name="P7"><text:a xlink:type="simple" xlink:href="#1.5.Aufagbe: ERD-PROJEKTMANAGEMENT (LsF)|outline" text:style-name="Internet_20_link" text:visited-style-name="Internet_20_link">1.5. </text:a>Aufagbe: ERD-PROJEKTMANAGEMENT (LsF)<text:tab/>3</text:p>
          <text:p text:style-name="P7"><text:a xlink:type="simple" xlink:href="#1.6.Aufgabe: ERD-HR: Reverse Engineering(Oracle)|outline" text:style-name="Internet_20_link" text:visited-style-name="Internet_20_link">1.6. </text:a>Aufgabe: ERD-HR: Reverse Engineering(Oracle)<text:tab/>4</text:p>
          <text:p text:style-name="P7"><text:a xlink:type="simple" xlink:href="#1.7.Aufagbe: ERD-AUTORENSCHAFT|outline" text:style-name="Internet_20_link" text:visited-style-name="Internet_20_link">1.7. </text:a>Aufagbe: ERD-AUTORENSCHAFT<text:tab/>5</text:p>
          <text:p text:style-name="P7"><text:a xlink:type="simple" xlink:href="#1.8.Aufgabe: ERD-SHS: Schüler helfen Schülern|outline" text:style-name="Internet_20_link" text:visited-style-name="Internet_20_link">1.8. </text:a>Aufgabe: ERD-SHS: Schüler helfen Schülern<text:tab/>5</text:p>
          <text:p text:style-name="P7"><text:a xlink:type="simple" xlink:href="#1.9.Aufagbe: ERD-BIBLIOTHEK (LsF)|outline" text:style-name="Internet_20_link" text:visited-style-name="Internet_20_link">1.9. </text:a>Aufagbe: ERD-BIBLIOTHEK (LsF)<text:tab/>5</text:p>
          <text:p text:style-name="P7"><text:a xlink:type="simple" xlink:href="#1.10.Aufagbe: ERD-PROJEKT1|outline" text:style-name="Internet_20_link" text:visited-style-name="Internet_20_link">1.10. </text:a>Aufagbe: ERD-PROJEKT1<text:tab/>6</text:p>
          <text:p text:style-name="P7"><text:a xlink:type="simple" xlink:href="#1.11.Weitere Aufgaben:|outline" text:style-name="Internet_20_link" text:visited-style-name="Internet_20_link">1.11. </text:a>Weitere Aufgaben:<text:tab/>6</text:p>
          <text:p text:style-name="P6"><text:a xlink:type="simple" xlink:href="#1.11.1.Aufgabe: ERD-Reisebüro (L*U4.19 )|outline" text:style-name="Internet_20_link" text:visited-style-name="Internet_20_link">1.11.1. </text:a>Aufgabe: ERD-Reisebüro (L*U4.19 )<text:tab/>6</text:p>
          <text:p text:style-name="P6"><text:a xlink:type="simple" xlink:href="#1.11.2.Aufgabe: ERD-H2Ö (L*U4.20 )|outline" text:style-name="Internet_20_link" text:visited-style-name="Internet_20_link">1.11.2. </text:a>Aufgabe: ERD-H2Ö (L*U4.20 )<text:tab/>7</text:p>
          <text:p text:style-name="P6"><text:a xlink:type="simple" xlink:href="#1.11.3.Aufgabe: ERD-Autovermietung (LU4.20 )|outline" text:style-name="Internet_20_link" text:visited-style-name="Internet_20_link">1.11.3. </text:a>Aufgabe: ERD-Autovermietung (LU4.20 )<text:tab/>7</text:p>
          <text:p text:style-name="P6"><text:a xlink:type="simple" xlink:href="#1.11.4.Aufgabe: ERD-Restaurant: Goldener Hirsch UE90 (m)|outline" text:style-name="Internet_20_link" text:visited-style-name="Internet_20_link">1.11.4. </text:a>Aufgabe: ERD-Restaurant: Goldener Hirsch UE90 (m)<text:tab/>8</text:p>
          <text:p text:style-name="P6"><text:a xlink:type="simple" xlink:href="#1.11.5.Aufgabe: ERD-Großbäckerei (UE 4.18)|outline" text:style-name="Internet_20_link" text:visited-style-name="Internet_20_link">1.11.5. </text:a>Aufgabe: ERD-Großbäckerei (UE 4.18)<text:tab/>9</text:p>
        </text:index-body>
      </text:table-of-content>
      <text:p text:style-name="Text_20_body"/>
      <text:list xml:id="list1661212029" text:style-name="Outline">
        <text:list-item>
          <text:h text:style-name="Heading_20_1" text:outline-level="1" text:restart-numbering="true" text:start-value="-1">ERD</text:h>
        </text:list-item>
      </text:list>
      <text:p text:style-name="Standard">Werkzeuge:</text:p>
      <text:p text:style-name="Standard">mysql-server, xampp, phpmyadmin, mysqlworkbench</text:p>
      <text:p text:style-name="Standard"><text:tab/></text:p>
      <text:p text:style-name="Standard"/>
      <text:list xml:id="list146454035" text:continue-numbering="true" text:style-name="Outline">
        <text:list-item>
          <text:list>
            <text:list-item>
              <text:h text:style-name="Heading_20_2" text:outline-level="2">Aufgabe: Kardinalitäten</text:h>
            </text:list-item>
          </text:list>
        </text:list-item>
      </text:list>
      <text:p text:style-name="Text_20_body">Bestimmen Sie die Kardinalitäten der folg. Bezieh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Standard">Kunden beauftragen Projekte</text:p>
          </table:table-cell>
          <table:table-cell table:style-name="Tabelle1.B1" office:value-type="string">
            <text:p text:style-name="Standard">N:M</text:p>
          </table:table-cell>
        </table:table-row>
        <table:table-row>
          <table:table-cell table:style-name="Tabelle1.A2" office:value-type="string">
            <text:p text:style-name="Standard">Firmen erzeugen Produkte</text:p>
          </table:table-cell>
          <table:table-cell table:style-name="Tabelle1.B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Mitarbeiter sind einer Abteilung zugeordnet</text:p>
          </table:table-cell>
          <table:table-cell table:style-name="Tabelle1.B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Ein Schüler geht in eine Klasse</text:p>
          </table:table-cell>
          <table:table-cell table:style-name="Tabelle1.B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Studierende besuchen eine oder mehrere Vorlesungen</text:p>
          </table:table-cell>
          <table:table-cell table:style-name="Tabelle1.B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Schüler entlehnen Bücher in der Bibliothek</text:p>
          </table:table-cell>
          <table:table-cell table:style-name="Tabelle1.B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Ein Mitarbeiter leitet ein Projekt</text:p>
          </table:table-cell>
          <table:table-cell table:style-name="Tabelle1.B2" office:value-type="string">
            <text:p text:style-name="Standard"/>
          </table:table-cell>
        </table:table-row>
      </table:table>
      <text:p text:style-name="Text_20_body"/>
      <text:list xml:id="list628270424" text:continue-numbering="true" text:style-name="Outline">
        <text:list-item>
          <text:list>
            <text:list-item>
              <text:h text:style-name="Heading_20_2" text:outline-level="2">Aufgabe: IS_SCHULE</text:h>
            </text:list-item>
          </text:list>
        </text:list-item>
      </text:list>
      <text:list xml:id="list1635020247" text:style-name="List_20_3">
        <text:list-item>
          <text:p text:style-name="P12">Werkzeug: xampp/mysql, mysqlworkbench</text:p>
        </text:list-item>
      </text:list>
      <text:p text:style-name="Text_20_body"/>
      <text:list xml:id="list355487510" text:continue-list="list628270424" text:style-name="Outline">
        <text:list-item>
          <text:list>
            <text:list-item>
              <text:list>
                <text:list-item>
                  <text:h text:style-name="Heading_20_3" text:outline-level="3"><text:soft-page-break/>Aufgabe: ER-Diagramm: is_schule</text:h>
                </text:list-item>
              </text:list>
            </text:list-item>
          </text:list>
        </text:list-item>
      </text:list>
      <text:p text:style-name="Text_20_body">Werkzeug: mysqlworkbench</text:p>
      <text:p text:style-name="Standard"/>
      <text:list xml:id="list570638257" text:continue-list="list1635020247" text:style-name="List_20_3">
        <text:list-item>
          <text:p text:style-name="P9">Aufgabe ERD:<text:line-break/>Stellen Sie folgende Zusammenhänge in einem Schulinformationssystem als ER-Diagramm dar, und geben Sie an, ob es sich bei den Beziehungen jeweils um eine 1 : n- oder n : m-Beziehung handelt. Achten Sie auch auf die Festlegung der eindeutigen Identifikation.</text:p>
        </text:list-item>
      </text:list>
      <text:p text:style-name="Standard"/>
      <text:list xml:id="list246781538" text:continue-numbering="true" text:style-name="List_20_3">
        <text:list-item>
          <text:p text:style-name="P9">Beschreibung:<text:line-break/></text:p>
          <text:list>
            <text:list-item>
              <text:p text:style-name="P9">Von Schülern werden folgende Informationen gespeichert:<text:line-break/>Katalognr, Vorname, Nachname, Jahrgang, email</text:p>
            </text:list-item>
            <text:list-item>
              <text:p text:style-name="P9">Von Lehrern werden folgende Informationen gespeichert:<text:line-break/>Titel, Vorname, Nachname, email</text:p>
            </text:list-item>
            <text:list-item>
              <text:p text:style-name="P9">Von Abteilungen werden folgende Informationen gespeichert:<text:line-break/>Name, Abteilungsvorstand</text:p>
            </text:list-item>
            <text:list-item>
              <text:p text:style-name="P9">Von Schulen werden folgende Informationen gespeichert:<text:line-break/>Schulkennzahl, Name, Adresse (strasse, nr, PLZ, Ort), Direktor<text:line-break/></text:p>
            </text:list-item>
          </text:list>
        </text:list-item>
        <text:list-item>
          <text:p text:style-name="P9">Beziehungen: (non-identifiying Relationship verwenden)<text:line-break/>Lehrer unterrichten Schüler.<text:line-break/>Schüler sind höchstens einer Abteilung zugeordnet. <text:line-break/>Lehrer können in mehreren Abteilungen unterrichten. <text:line-break/>Abteilungen, Lehrer und Schüler werden Schulen zugeordnet.<text:line-break/></text:p>
          <text:p text:style-name="P9"/>
        </text:list-item>
      </text:list>
      <text:list xml:id="list1057950450" text:continue-list="list355487510" text:style-name="Outline">
        <text:list-item>
          <text:list>
            <text:list-item>
              <text:list>
                <text:list-item>
                  <text:h text:style-name="Heading_20_3" text:outline-level="3">Aufgabe RM: is_schule</text:h>
                </text:list-item>
              </text:list>
            </text:list-item>
          </text:list>
        </text:list-item>
      </text:list>
      <text:list xml:id="list2147663278" text:continue-list="list246781538" text:style-name="List_20_3">
        <text:list-item>
          <text:p text:style-name="P9">Werkzeug: mysqlworkbench</text:p>
          <text:list>
            <text:list-item>
              <text:p text:style-name="P9">File: Export: Forward SQL-create-script …<text:line-break/>Erstellen Sie auf der Grundlage des obigen ERD die Tabellendefinitionen und speichern Sie diese in die sql-datei unter dem Namen IS_SCHULE_DDL.sql</text:p>
            </text:list-item>
          </text:list>
        </text:list-item>
      </text:list>
      <text:p text:style-name="Standard"/>
      <text:p text:style-name="Standard"/>
      <text:p text:style-name="Standard"/>
      <text:p text:style-name="Standard">Unter</text:p>
      <text:list xml:id="list1063138211" text:continue-numbering="true" text:style-name="List_20_3">
        <text:list-item>
          <text:p text:style-name="P9">Menu: Database-&gt;Forward Engineer</text:p>
        </text:list-item>
      </text:list>
      <text:p text:style-name="Standard">können Sie die Tabellen auch gleich direkt in die Datenbank einspielen.</text:p>
      <text:p text:style-name="Standard"/>
      <text:p text:style-name="Standard"><text:line-break/></text:p>
      <text:list xml:id="list1291532878" text:continue-list="list1057950450" text:style-name="Outline">
        <text:list-item>
          <text:list>
            <text:list-item>
              <text:list>
                <text:list-item>
                  <text:h text:style-name="Heading_20_3" text:outline-level="3">Aufgabe Testdaten: is_schule</text:h>
                </text:list-item>
              </text:list>
            </text:list-item>
          </text:list>
        </text:list-item>
      </text:list>
      <text:p text:style-name="P5">Erstellen Sie Testdaten, indem Sie eine SQL-Datei verwenden, die jederzeit neu eingespielt werden kann. Dadurch wird der Dateninhalt immer auf den Original-Testdatenstand zurückgesetzt. </text:p>
      <text:p text:style-name="Standard"/>
      <text:p text:style-name="Standard"/>
      <text:p text:style-name="Standard">Speichern Sie die sql-datei unter dem Namen IS_SCHULE_DML.sql<text:line-break/></text:p>
      <text:list xml:id="list219940311" text:continue-numbering="true" text:style-name="Outline">
        <text:list-item>
          <text:list>
            <text:list-item>
              <text:h text:style-name="Heading_20_2" text:outline-level="2"><text:soft-page-break/>Aufgabe: IS_UNI / reverse engineering</text:h>
            </text:list-item>
          </text:list>
        </text:list-item>
      </text:list>
      <text:list xml:id="list909014131" text:continue-list="list1063138211" text:style-name="List_20_3">
        <text:list-item>
          <text:p text:style-name="P12">Werkzeug: xampp/mysql, localhost/phpmyadmin, mysqlworkbench<text:line-break/><text:line-break/></text:p>
        </text:list-item>
        <text:list-item>
          <text:p text:style-name="P12">Starten Sie <text:a xlink:type="simple" xlink:href="http://localhost/phpmyadmin">http://localhost/phpmyadmin</text:a> und </text:p>
        </text:list-item>
        <text:list-item>
          <text:p text:style-name="P12">SQL: laden Sie die Datei is_uni_mysql.sql (als root)<text:line-break/>Es gibt nun einen USer namens is_uni/comein und eine DB namens is_uni</text:p>
        </text:list-item>
        <text:list-item>
          <text:p text:style-name="P12">starten Sie den desinger im phpmyadmin-Programm und verschaffen Sie sich einen Überblick. Wir werden die Daten später im SQL-Kurs brauchen.</text:p>
        </text:list-item>
        <text:list-item>
          <text:p text:style-name="P12">Starten Sie nun mysqlworkbench und führen Sie auch mit diesem Programm das sogenannte reverse-engineering durch.</text:p>
        </text:list-item>
      </text:list>
      <text:p text:style-name="Text_20_body"/>
      <text:list xml:id="list793398600" text:continue-list="list219940311" text:style-name="Outline">
        <text:list-item>
          <text:list>
            <text:list-item>
              <text:h text:style-name="Heading_20_2" text:outline-level="2">Aufgabe: IS_DA / Diplomarbeiten der HTL</text:h>
            </text:list-item>
          </text:list>
        </text:list-item>
      </text:list>
      <text:list xml:id="list1115869618" text:continue-list="list909014131" text:style-name="List_20_3">
        <text:list-item>
          <text:p text:style-name="P12">Werkzeug: alles was Sinn macht.<text:line-break/></text:p>
        </text:list-item>
        <text:list-item>
          <text:p text:style-name="P12">Gegeben ist folgende Datei zur Erst-Erfassung von Diplomarbeiten der HTLs.<text:line-break/>*.xls (zB: Liste Projekt_DA 5CHELI 2010-11_in_Arbeit.xls)<text:line-break/><text:line-break/></text:p>
        </text:list-item>
        <text:list-item>
          <text:p text:style-name="P12">Erstellen Sie </text:p>
          <text:list>
            <text:list-item>
              <text:p text:style-name="P12">ERD zur Speicherung von DA</text:p>
            </text:list-item>
            <text:list-item>
              <text:p text:style-name="P12">RM/SQL-File (is_da_DDL.sql) zum Erzeugen des DA-Schemas: is_da</text:p>
            </text:list-item>
            <text:list-item>
              <text:p text:style-name="P12">SQL-File zum Einspielen von Testdaten auf der Grundlage der xls.-Datei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637544116" text:continue-list="list793398600" text:style-name="Outline">
        <text:list-item>
          <text:list>
            <text:list-item>
              <text:h text:style-name="Heading_20_2" text:outline-level="2">Aufagbe: ERD-PROJEKTMANAGEMENT (LsF)</text:h>
            </text:list-item>
          </text:list>
        </text:list-item>
      </text:list>
      <text:p text:style-name="Text_20_body">Stellen Sie folgende Zusammenhänge in einem</text:p>
      <text:p text:style-name="Text_20_body">Projektmanagementsystem als ER-Diagramm dar, und geben Sie an, ob</text:p>
      <text:p text:style-name="Text_20_body">es sich bei den Beziehungen jeweils um eine 1 : n- oder n : m-</text:p>
      <text:p text:style-name="Text_20_body">Beziehung handelt (ursprüngliche Entitytypen sind im Text bei ihrer</text:p>
      <text:p text:style-name="Text_20_body">ersten Nennung kursiv angegeben, in Klammern die Primärschlüssel).</text:p>
      <text:p text:style-name="Text_20_body"/>
      <text:p text:style-name="Text_20_body">• Ein Projekt (P-NR) besteht aus n Arbeitspaketen (A-NR), die jeweils einem Projekt</text:p>
      <text:p text:style-name="Text_20_body"><text:soft-page-break/><text:tab/>eindeutig zugeordnet sind. Die Arbeitspakete sind untereinander zu einem</text:p>
      <text:p text:style-name="Text_20_body"><text:tab/>hierarchischen Projektstrukturplan verbunden, wobei ein Arbeitspaket in mehrere</text:p>
      <text:p text:style-name="Text_20_body"><text:tab/>weitere Arbeitspakete untergliedert werden kann, während jedes Arbeitspaket</text:p>
      <text:p text:style-name="Text_20_body"><text:tab/>genau einem, hierarchisch übergeordneten Arbeitspaket untergeordnet ist.</text:p>
      <text:p text:style-name="Text_20_body">• Jedem Arbeitspaket werden ein oder mehrere Mitarbeiter (SV-NR) zugewiesen,</text:p>
      <text:p text:style-name="Text_20_body"><text:tab/>wobei Mitarbeiter auch in mehreren Arbeitspaketen beschäftigt sein können.</text:p>
      <text:p text:style-name="Text_20_body"><text:tab/>Mitarbeiter weisen bestimmte Qualifikationen (Q-ID) auf und werden Abteilungen</text:p>
      <text:p text:style-name="Text_20_body"><text:tab/>(A-ID) zugewiesen.</text:p>
      <text:p text:style-name="Text_20_body">• Ein Arbeitspaket kann eine oder mehrere Qualifikationen erfordern.</text:p>
      <text:p text:style-name="Text_20_body">• Jedes Projekt hat einen Mitarbeiter als Verantwortlichen, wobei allerdings ein</text:p>
      <text:p text:style-name="Text_20_body"><text:tab/>Mitarbeiter auch für mehrere Projekte Verantwortung tragen kann.</text:p>
      <text:p text:style-name="Text_20_body">• Führen Sie obiges ER-Modell in eine relationale Tabellendefinition über,</text:p>
      <text:p text:style-name="Text_20_body"><text:tab/>wobei Sie zu jeder Tabelle den Primärschlüssel angeben.</text:p>
      <text:p text:style-name="Text_20_body">• Kann ein Informationssystem, das auf diesem ER-Modell basiert, die</text:p>
      <text:p text:style-name="Text_20_body"><text:tab/>Information liefern, welche Qualifikationen in Summe für die Abarbeitung</text:p>
      <text:p text:style-name="Text_20_body"><text:tab/>eines Projektes</text:p>
      <text:p text:style-name="Text_20_body"/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p text:style-name="Text_20_body"/>
      <text:list xml:id="list1599606370" text:continue-numbering="true" text:style-name="Outline">
        <text:list-item>
          <text:list>
            <text:list-item>
              <text:h text:style-name="Heading_20_2" text:outline-level="2">Aufgabe: ERD-HR: Reverse Engineering(Oracle)</text:h>
            </text:list-item>
          </text:list>
        </text:list-item>
      </text:list>
      <text:p text:style-name="Text_20_body">Es solle eine bestehendes Datenbanksysteme analysiert und eventuell weiter ausgebaut werden.</text:p>
      <text:p text:style-name="Text_20_body">Sie erhalten folgende Informationen:</text:p>
      <text:p text:style-name="P1">Server: elearning2.htl.org</text:p>
      <text:p text:style-name="P1">Port: 1521</text:p>
      <text:p text:style-name="P1">User: hr</text:p>
      <text:p text:style-name="P1">pwd: comein</text:p>
      <text:p text:style-name="P1"/>
      <text:p text:style-name="Text_20_body">Versuchen Sie mit Hilfe des SQL-Developer sich einen Einblick in die dort befindlichen Tabellen zu verschaffen.</text:p>
      <text:p text:style-name="Text_20_body"/>
      <text:p text:style-name="Text_20_body">Starten Sie den Datamodeller und versuchen Sie ein Modell durch Reverse Engineering zu erstellen.</text:p>
      <text:p text:style-name="Text_20_body"><text:soft-page-break/></text:p>
      <text:p text:style-name="Text_20_body">Lösung:</text:p>
      <text:p text:style-name="Text_20_body">???????????????</text:p>
      <text:p text:style-name="Text_20_body"/>
      <text:p text:style-name="Text_20_body"/>
      <text:list xml:id="list428047438" text:continue-numbering="true" text:style-name="Outline">
        <text:list-item>
          <text:list>
            <text:list-item>
              <text:h text:style-name="Heading_20_2" text:outline-level="2">Aufagbe: ERD-AUTORENSCHAFT</text:h>
            </text:list-item>
          </text:list>
        </text:list-item>
      </text:list>
      <text:p text:style-name="Text_20_body">Erstellen Sie ein ERD: (Autorenschaft)</text:p>
      <text:p text:style-name="Text_20_body">– Bücher werden von Autoren erstellt. Dabei ist die Reihenfolge der</text:p>
      <text:p text:style-name="Text_20_body"><text:tab/>Autorenauflistung für die Entlohnung wichtig.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list xml:id="list314636657" text:continue-numbering="true" text:style-name="Outline">
        <text:list-item>
          <text:list>
            <text:list-item>
              <text:h text:style-name="Heading_20_2" text:outline-level="2">Aufgabe: ERD-SHS: Schüler helfen Schülern</text:h>
            </text:list-item>
          </text:list>
        </text:list-item>
      </text:list>
      <text:p text:style-name="Text_20_body">Erstellen Sie ein ERD: (Projekt)</text:p>
      <text:list xml:id="list353684268" text:style-name="L1">
        <text:list-item>
          <text:p text:style-name="P13">Schüler helfen Schülern, indem Sie ihr Wissen in bestimmten Fächern (AM1, AM2, …) anderen Schülern weitergeben.</text:p>
        </text:list-item>
        <text:list-item>
          <text:p text:style-name="P13">Um den Kontakt herstellen zu können, werden der Name, die Kontaktmöglichkeit (Tel, oder email oder url) angegeben.</text:p>
        </text:list-item>
        <text:list-item>
          <text:p text:style-name="P13">Um für die Web-Applikation Google-Map verwenden zu können, werden lat und lng (Breiten – und der Längengrag) gespeichert.</text:p>
        </text:list-item>
      </text:list>
      <text:p text:style-name="Text_20_body"/>
      <text:p text:style-name="Text_20_body"/>
      <text:p text:style-name="Text_20_body">Lösung:</text:p>
      <text:p text:style-name="Text_20_body">???????????????</text:p>
      <text:p text:style-name="Text_20_body"/>
      <text:list xml:id="list1185118926" text:continue-list="list314636657" text:style-name="Outline">
        <text:list-item>
          <text:list>
            <text:list-item>
              <text:h text:style-name="Heading_20_2" text:outline-level="2">Aufagbe: ERD-BIBLIOTHEK (LsF)</text:h>
            </text:list-item>
          </text:list>
        </text:list-item>
      </text:list>
      <text:p text:style-name="Text_20_body">Eine Bibliothek besteht aus Büchern und Zeitschriften.</text:p>
      <text:p text:style-name="Text_20_body">– Jedes Buch kann ggf. mehrere Autoren haben und ist eindeutig durch seine</text:p>
      <text:p text:style-name="Text_20_body"><text:tab/>ISBN gekennzeichnet.</text:p>
      <text:p text:style-name="Text_20_body">– Die Bibliothek besitzt teilweise mehrere Exemplare eines Buches.</text:p>
      <text:p text:style-name="Text_20_body">– Zeitschriften dagegen sind jeweils nur einmal vorhanden. Sie erscheinen in</text:p>
      <text:p text:style-name="Text_20_body"><text:tab/>einzelnen Heften und werden jahrgangsweise gebunden.</text:p>
      <text:p text:style-name="Text_20_body">– Die in Zeitschriften publizierten Artikel sind ebenso wie Bücher einem oder</text:p>
      <text:p text:style-name="Text_20_body"><text:soft-page-break/><text:tab/>mehreren Fachgebieten (z.B. Betriebssysteme, Datenbanksysteme,</text:p>
      <text:p text:style-name="Text_20_body"><text:tab/>Programmiersprachen) zugeordnet.</text:p>
      <text:p text:style-name="Text_20_body">– Ausgeliehen werden können nur Bücher (keine Zeitschriften).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><text:s/></text:p>
      <text:list xml:id="list574526998" text:continue-numbering="true" text:style-name="Outline">
        <text:list-item>
          <text:list>
            <text:list-item>
              <text:h text:style-name="Heading_20_2" text:outline-level="2">Aufagbe: ERD-PROJEKT1</text:h>
            </text:list-item>
          </text:list>
        </text:list-item>
      </text:list>
      <text:p text:style-name="Text_20_body">Erstellen Sie ein ERD: (Projekt)</text:p>
      <text:p text:style-name="Text_20_body">– Mitarbeiter arbeiten an Projekten mit und sind gleichzeitig Abteilungen</text:p>
      <text:p text:style-name="Text_20_body"><text:tab/>zugeordnet.</text:p>
      <text:p text:style-name="Text_20_body">– Es gibt Angestellte, die einen echten Dienstvertrag besitzen und andere, die</text:p>
      <text:p text:style-name="Text_20_body"><text:tab/>einen freien Dienstnehmervertrag besitzen.</text:p>
      <text:p text:style-name="Text_20_body">– Die Angestellten haben bestimmte Qualifikationen, die bei der Projektarbeit</text:p>
      <text:p text:style-name="Text_20_body"><text:tab/>notwendige Voraussetzung sind.</text:p>
      <text:p text:style-name="Text_20_body"/>
      <text:p text:style-name="Text_20_body">Lösung:</text:p>
      <text:p text:style-name="Text_20_body">???????????????</text:p>
      <text:p text:style-name="Text_20_body"/>
      <text:list xml:id="list1180342115" text:continue-numbering="true" text:style-name="Outline">
        <text:list-item>
          <text:list>
            <text:list-item>
              <text:h text:style-name="Heading_20_2" text:outline-level="2">Weitere Aufgaben:</text:h>
            </text:list-item>
          </text:list>
        </text:list-item>
      </text:list>
      <text:p text:style-name="Text_20_body"/>
      <text:list xml:id="list1895043107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Reisebüro (L*U4.19 )</text:h>
                </text:list-item>
              </text:list>
            </text:list-item>
          </text:list>
        </text:list-item>
      </text:list>
      <text:p text:style-name="Text_20_body">In einem Reisebüro gibt es folgende Entitäten:</text:p>
      <text:p text:style-name="Text_20_body"/>
      <text:p text:style-name="Text_20_body">Kunde (KNr, Vorname, Zuname, Straße, PLZ, Ort, Telefon)</text:p>
      <text:p text:style-name="Text_20_body">Buchungsauftrag (BANr, Buchungsdatum, Abreisedatum, Ankunftsdatum)</text:p>
      <text:p text:style-name="Text_20_body">Leistung (#LNr, Bezeichnung, Preis)</text:p>
      <text:p text:style-name="Text_20_body"/>
      <text:p text:style-name="Text_20_body">Ein Kunde erteilt mehrere Buchungsaufträge. </text:p>
      <text:p text:style-name="Text_20_body">Ein Buchungsauftrag kann nur von einem Kunden erteilt werden.</text:p>
      <text:p text:style-name="Text_20_body">Ein Buchungsauftrag enthält mehrere Leistungen, z.B. Flug, Nächtigung, Mietauto. </text:p>
      <text:p text:style-name="Text_20_body">Eine Leistung kann in mehreren Buchungsaufträgen vorkommen. Eine Leistung wird für eine </text:p>
      <text:p text:style-name="Text_20_body">bestimmte Personenanzahl und eine bestimmte Dauer in <text:s/>Tagen in einem Buchungsauftrag erfasst.</text:p>
      <text:p text:style-name="Text_20_body"><text:soft-page-break/>Erstelle ein Entity-Relationship-Diagramm!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list xml:id="list851094333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H2Ö (L*U4.20 )</text:h>
                </text:list-item>
              </text:list>
            </text:list-item>
          </text:list>
        </text:list-item>
      </text:list>
      <text:p text:style-name="Text_20_body">Die H2Ö GmbH plant eine Datenbank für die Kantine. </text:p>
      <text:p text:style-name="Text_20_body">Darin sollen Rezepte und Zutaten verwaltet werden.</text:p>
      <text:p text:style-name="Text_20_body"/>
      <text:p text:style-name="Text_20_body">Zeichne ein ER-Diagramm! Erfinde sinnvolle Attribute einschließlich </text:p>
      <text:p text:style-name="Text_20_body">der nötigen Schlüsselattribute und zeichne sie ein!</text:p>
      <text:p text:style-name="Text_20_body"/>
      <text:p text:style-name="Text_20_body">Ein Rezept enthält mehrere Zutaten. Eine Zutat kann in mehreren </text:p>
      <text:p text:style-name="Text_20_body">Rezepten vorkommen.</text:p>
      <text:p text:style-name="Text_20_body">Eine Zutat kann aus weiteren Zutaten bestehen.</text:p>
      <text:p text:style-name="Text_20_body">Eine Zutat kann von mehreren Lieferanten bezogen werden. Ein Lieferant liefert viele Zutaten.</text:p>
      <text:p text:style-name="Text_20_body">Rezepte werden in Rezeptgruppen organisiert. Eine Rezeptgruppe enthält viele Rezepte. Ein Rezept ist einer Rezeptgruppe zugeordnet.</text:p>
      <text:p text:style-name="Text_20_body">Ein Rezept kann eine Vorspeise, ein Hauptgericht oder ein Dessert </text:p>
      <text:p text:style-name="Text_20_body">repräsentieren. Es ist nicht möglich, dass eine Vorspeise gleichzeitig auch als Hauptgericht oder Dessert serviert wird. Dies gilt für alle Speisearten. Weitere Speisearten als die zuvor genannten gibt es nicht.</text:p>
      <text:p text:style-name="Text_20_body">Ein Gast (=Tisch) bestellt mehrere Speisen (= Rezepte). Eine Speise kann von mehreren Gästen bestellt werden.</text:p>
      <text:p text:style-name="Text_20_body"/>
      <text:p text:style-name="Text_20_body">Lösung:</text:p>
      <text:p text:style-name="Text_20_body">???????????????</text:p>
      <text:p text:style-name="Text_20_body"/>
      <text:list xml:id="list145445705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Autovermietung (LU4.20 )</text:h>
                </text:list-item>
              </text:list>
            </text:list-item>
          </text:list>
        </text:list-item>
      </text:list>
      <text:p text:style-name="Text_20_body">Für das Autohaus Apfelgruber ist ein ER-Diagramm zu erstellen. </text:p>
      <text:p text:style-name="Text_20_body">Die Geschäftsprozesse werden wie folgt beschrieben:</text:p>
      <text:p text:style-name="Text_20_body">1.Eine Mietwagenkategorie umfasst mehrere Autos. </text:p>
      <text:p text:style-name="Text_20_body"><text:tab/>Ein Auto ist einer Kategorie zugeordnet.</text:p>
      <text:p text:style-name="Text_20_body">2.Eine Marke beinhaltet mehrere Typen. Ein Typ ist einer </text:p>
      <text:p text:style-name="Text_20_body"><text:tab/>Marke zugeordnet (z. B. Audi – A3)</text:p>
      <text:p text:style-name="Text_20_body">3.Von einem Typ gibt es mehrere Autos. Ein Auto ist aber von </text:p>
      <text:p text:style-name="Text_20_body"><text:soft-page-break/><text:tab/>einem bestimmten Typ. (z. B. Audi A3 mit Kennzeichen W-5181AF)</text:p>
      <text:p text:style-name="Text_20_body">4.Ein Auto ist in Form einer Aufbauart verfügbar </text:p>
      <text:p text:style-name="Text_20_body"><text:tab/>(z. B. Limousine oder Cabrio). Von einer Aufbauart gibt es </text:p>
      <text:p text:style-name="Text_20_body"><text:tab/>mehrere Autos.</text:p>
      <text:p text:style-name="Text_20_body">5.Ein Auto fährt mit einer bestimmten Kraftstoffart (z. B. Benzin, Diesel). </text:p>
      <text:p text:style-name="Text_20_body"><text:tab/>Es gibt aber mehrere Autos, die mit einer Kraftstoffart betrieben </text:p>
      <text:p text:style-name="Text_20_body"><text:tab/>werden können.</text:p>
      <text:p text:style-name="Text_20_body">6.Ein Auto hat viele Ausstattungsmerkmale (Klimaanlage, Alufelgen, </text:p>
      <text:p text:style-name="Text_20_body"><text:tab/>Schiebedach etc.). Ein Ausstattungsmerkmal kann bei </text:p>
      <text:p text:style-name="Text_20_body"><text:tab/>vielen Autos vorkommen.</text:p>
      <text:p text:style-name="Text_20_body">7.Eine Person (Kunde) soll mehrere Autos mieten können. </text:p>
      <text:p text:style-name="Text_20_body"><text:tab/>Ein Auto kann von mehreren Personen gemietet werden, </text:p>
      <text:p text:style-name="Text_20_body"><text:tab/>jedoch darf ein Auto zur selben Zeit nicht doppelt vergeben werden. </text:p>
      <text:p text:style-name="Text_20_body"><text:tab/>Zu speichern sind das Übernahme- und das Rückgabedatum des Mietwagens.</text:p>
      <text:p text:style-name="Text_20_body">8.Eine Vermietung wird in mehrere Vorgänge aufgeteilt. </text:p>
      <text:p text:style-name="Text_20_body"><text:tab/>Die Vorgänge lauten Reservierung, Übernahme, Rückgabe und Abrechnung.</text:p>
      <text:p text:style-name="Text_20_body"/>
      <text:p text:style-name="Text_20_body">Erstelle ein Entity-Relationship-Diagramm!</text:p>
      <text:p text:style-name="Text_20_body"/>
      <text:p text:style-name="Text_20_body">Lösung:</text:p>
      <text:p text:style-name="Text_20_body">???????????????</text:p>
      <text:p text:style-name="Text_20_body"/>
      <text:p text:style-name="Text_20_body"/>
      <text:p text:style-name="Text_20_body"/>
      <text:p text:style-name="Text_20_body"/>
      <text:list xml:id="list861137290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Restaurant: Goldener Hirsch UE90 (m)</text:h>
                </text:list-item>
              </text:list>
            </text:list-item>
          </text:list>
        </text:list-item>
      </text:list>
      <text:p text:style-name="P2">Für das Restaurant „Zum Goldenen Hirschen“ ist ein ER-Diagramm zu erstellen. </text:p>
      <text:p text:style-name="P3">Die Geschäftsprozesse werden wie folgt beschrieben:</text:p>
      <text:p text:style-name="P3"/>
      <text:p text:style-name="P3">a.</text:p>
      <text:p text:style-name="P3">Die Artikel, wie z.B. Schnitzel, Hühnersuppe, Cola oder Fanta sind in </text:p>
      <text:p text:style-name="P3">Artikelgruppen eingeteilt. Jede Artikelgruppe hat einen Code, eine Bezeichnung </text:p>
      <text:p text:style-name="P3">und legt den Umsatzsteuersatz für ihre Artikel fest. </text:p>
      <text:p text:style-name="P3">Beispiel: Unter Code A sind z.B. die Suppen mit dem USt-Satz 10% gespeichert.</text:p>
      <text:p text:style-name="P3"/>
      <text:p text:style-name="P3">b.</text:p>
      <text:p text:style-name="P3">Artikel sind anhand ihrer Nummer eindeutig erkennbar. Gespeichert werden die </text:p>
      <text:p text:style-name="P3">Bezeichnung und der Preis.</text:p>
      <text:p text:style-name="P3"/>
      <text:p text:style-name="P3">c.</text:p>
      <text:p text:style-name="P3">Ein Kellner bedient mehrere Tische im Lokal. Die Kellner arbeiten im Schichtbetrieb. </text:p>
      <text:p text:style-name="P3"><text:soft-page-break/>Daher wird ein Tisch abhängig von Tag und Uhrzeit jeweils von einem anderen Kellner </text:p>
      <text:p text:style-name="P3">bedient.</text:p>
      <text:p text:style-name="P3"/>
      <text:p text:style-name="P3">d.Zum Speichern des Bestellungsvorganges gilt folgendes:</text:p>
      <text:p text:style-name="P3">Jeder Tisch kann mehrere Artikel bestellen. Ein Artikel kann von mehreren </text:p>
      <text:p text:style-name="P3">Tischen (auch gleichzeitig) bestellt werden. Es muss möglich sein, dass auf einen </text:p>
      <text:p text:style-name="P3">Tisch die gleiche Speise mehrmals boniert werden kann.</text:p>
      <text:p text:style-name="P3"/>
      <text:p text:style-name="P3"/>
      <text:p text:style-name="P3">Aufgabenstellung:</text:p>
      <text:p text:style-name="P3"/>
      <text:p text:style-name="P3">1. (2) Erstelle das Entity-Relationship-Diagramm!</text:p>
      <text:p text:style-name="P3">2. (2) Zeige die Create table Anweisungen inkl. Constraints für PK und FK für den</text:p>
      <text:p text:style-name="P3"><text:tab/><text:tab/>Teilpunt a. (Artikel und Artikelgruppen)</text:p>
      <text:p text:style-name="P3">3. (2) Erstelle die Tabellen und Beziehungen in einer Datenbank </text:p>
      <text:p text:style-name="P3"><text:tab/><text:tab/>(oracle,mysql,access,sql-server, …)</text:p>
      <text:p text:style-name="P4"/>
      <text:list xml:id="list1433699538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ERD-Großbäckerei (UE 4.18)</text:h>
                </text:list-item>
              </text:list>
            </text:list-item>
          </text:list>
        </text:list-item>
      </text:list>
      <text:p text:style-name="Standard">In einer Großbäckerei werden folgende Entitäten vermutet:<text:line-break/></text:p>
      <text:list xml:id="list795527821" text:style-name="L2">
        <text:list-item>
          <text:p text:style-name="P10">Backware (BNr, Bezeichnung, Haltbarkeitsdauer, Verkaufspreis)</text:p>
        </text:list-item>
        <text:list-item>
          <text:p text:style-name="P10">Produktion (PNr, PDatum, BNr, Menge, Ablaufdatum)</text:p>
        </text:list-item>
        <text:list-item>
          <text:p text:style-name="P10">Auftrag (KNr, ADatum)</text:p>
        </text:list-item>
        <text:list-item>
          <text:p text:style-name="P10">Kunde (KNr, Name, Adresse)</text:p>
        </text:list-item>
      </text:list>
      <text:p text:style-name="Standard"/>
      <text:p text:style-name="Standard">Ein Kunde erteilt pro Tag maximal einen Auftrag. Die von den Kunden beauftragten Backwaren werden an einem bestimmten Tag (Produktionsdatum) <text:s/>für die Produktion geplant. Das Ablaufdatum der produzierten Backwaren muss feststellbar sein. In einer Produktionscharge werden die Backwaren aus mehreren Kundenaufträgen <text:s/>zusammengefasst. Backwaren können in mehreren Produktionschargen vorkommen.</text:p>
      <text:p text:style-name="Standard"/>
      <text:list xml:id="list861671766" text:style-name="L3">
        <text:list-item>
          <text:p text:style-name="P11">Unterstreichen Sie die Primärschlüssel der Entitäten.</text:p>
        </text:list-item>
        <text:list-item>
          <text:p text:style-name="P11">Nennen Sie die Fremdschlüssel der Entitäten.</text:p>
        </text:list-item>
        <text:list-item>
          <text:p text:style-name="P11">Nennen Sie die Beziehungen und ihre Kardinalitäten.</text:p>
        </text:list-item>
        <text:list-item>
          <text:p text:style-name="P11">Entfernen Sie das virtuelle Attribut aus den Entitäten und nennen Sie dessen Namen.</text:p>
        </text:list-item>
        <text:list-item>
          <text:p text:style-name="P11">Zeichnen Sie das ERD mit den Beziehungen und Attribute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DB-ERD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4-15T15:00:44</meta:creation-date>
    <meta:editing-cycles>28</meta:editing-cycles>
    <meta:editing-duration>PT25H38M57S</meta:editing-duration>
    <meta:initial-creator>Anton Hofmann</meta:initial-creator>
    <dc:date>2012-03-06T17:05:25</dc:date>
    <dc:creator>Anton Hofmann</dc:creator>
    <meta:printed-by>Anton Hofmann</meta:printed-by>
    <meta:print-date>2010-06-15T13:41:57</meta:print-date>
    <meta:document-statistic meta:table-count="1" meta:image-count="0" meta:object-count="0" meta:page-count="9" meta:paragraph-count="237" meta:word-count="1719" meta:character-count="1277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meineVorlagen/arbeitsunterlage.ott" meta:date="2010-04-15T15:00:42"/>
  </office:meta>
</office:document-meta>
</file>